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xed_pkt" table:style-name="ta1">
        <table:shapes>
          <draw:frame draw:z-index="0" draw:style-name="gr1" draw:text-style-name="P1" svg:width="6.2988in" svg:height="3.5429in" svg:x="2.078in" svg:y="1.4618in">
            <draw:object draw:notify-on-update-of-ranges="fixed_pkt.E1:fixed_pkt.E1 fixed_pkt.E2:fixed_pkt.E8 fixed_pkt.F1:fixed_pkt.F1 fixed_pkt.F2:fixed_pkt.F8 fixed_pkt.G1:fixed_pkt.G1 fixed_pkt.G2:fixed_pkt.G8 fixed_pkt.H1:fixed_pkt.H1 fixed_pkt.H2:fixed_pkt.H8 fixed_pkt.I1:fixed_pkt.I1 fixed_pkt.I2:fixed_pkt.I8 fixed_pkt.J1:fixed_pkt.J1 fixed_pkt.J2:fixed_pkt.J8 fixed_pkt.K1:fixed_pkt.K1 fixed_pkt.K2:fixed_pkt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0484in" svg:y="6.578in">
            <draw:object draw:notify-on-update-of-ranges="fixed_pkt.E31:fixed_pkt.E37 fixed_pkt.F30:fixed_pkt.F30 fixed_pkt.F31:fixed_pkt.F37 fixed_pkt.G30:fixed_pkt.G30 fixed_pkt.G31:fixed_pkt.G37 fixed_pkt.H30:fixed_pkt.H30 fixed_pkt.H31:fixed_pkt.H37 fixed_pkt.I30:fixed_pkt.I30 fixed_pkt.I31:fixed_pkt.I37 fixed_pkt.J30:fixed_pkt.J30 fixed_pkt.J31:fixed_pkt.J37 fixed_pkt.K30:fixed_pkt.K30 fixed_pkt.K31:fixed_pkt.K37 fixed_pkt.L30:fixed_pkt.L30 fixed_pkt.L31:fixed_pkt.L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init_pkt</text:p>
          </table:table-cell>
          <table:table-cell office:value-type="string" calcext:value-type="string">
            <text:p>exec_time</text:p>
          </table:table-cell>
          <table:table-cell office:value-type="string" calcext:value-type="string">
            <text:p>Process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24.311" calcext:value-type="float">
            <text:p>424.311</text:p>
          </table:table-cell>
          <table:table-cell office:value-type="float" office:value="1" calcext:value-type="float">
            <text:p>1</text:p>
          </table:table-cell>
          <table:table-cell table:formula="of:=[.D7]" office:value-type="float" office:value="428.7044" calcext:value-type="float">
            <text:p>428.7044</text:p>
          </table:table-cell>
          <table:table-cell table:formula="of:=[.D49]" office:value-type="float" office:value="424.8852" calcext:value-type="float">
            <text:p>424.8852</text:p>
          </table:table-cell>
          <table:table-cell table:formula="of:=[.D91]" office:value-type="float" office:value="424.9732" calcext:value-type="float">
            <text:p>424.9732</text:p>
          </table:table-cell>
          <table:table-cell table:formula="of:=[.D133]" office:value-type="float" office:value="424.5002" calcext:value-type="float">
            <text:p>424.5002</text:p>
          </table:table-cell>
          <table:table-cell table:formula="of:=[.D175]" office:value-type="float" office:value="424.5378" calcext:value-type="float">
            <text:p>424.5378</text:p>
          </table:table-cell>
          <table:table-cell table:formula="of:=[.D217]" office:value-type="float" office:value="424.4212" calcext:value-type="float">
            <text:p>424.42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4.009" calcext:value-type="float">
            <text:p>424.009</text:p>
          </table:table-cell>
          <table:table-cell office:value-type="float" office:value="2" calcext:value-type="float">
            <text:p>2</text:p>
          </table:table-cell>
          <table:table-cell table:formula="of:=[.D13]" office:value-type="float" office:value="369.9064" calcext:value-type="float">
            <text:p>369.9064</text:p>
          </table:table-cell>
          <table:table-cell table:formula="of:=[.D55]" office:value-type="float" office:value="368.6636" calcext:value-type="float">
            <text:p>368.6636</text:p>
          </table:table-cell>
          <table:table-cell table:formula="of:=[.D97]" office:value-type="float" office:value="314.232" calcext:value-type="float">
            <text:p>314.232</text:p>
          </table:table-cell>
          <table:table-cell table:formula="of:=[.D139]" office:value-type="float" office:value="329.1006" calcext:value-type="float">
            <text:p>329.1006</text:p>
          </table:table-cell>
          <table:table-cell table:formula="of:=[.D181]" office:value-type="float" office:value="295.4512" calcext:value-type="float">
            <text:p>295.4512</text:p>
          </table:table-cell>
          <table:table-cell table:formula="of:=[.D223]" office:value-type="float" office:value="282.7696" calcext:value-type="float">
            <text:p>282.76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.178" calcext:value-type="float">
            <text:p>426.178</text:p>
          </table:table-cell>
          <table:table-cell office:value-type="float" office:value="4" calcext:value-type="float">
            <text:p>4</text:p>
          </table:table-cell>
          <table:table-cell table:formula="of:=[.D19]" office:value-type="float" office:value="309.1912" calcext:value-type="float">
            <text:p>309.1912</text:p>
          </table:table-cell>
          <table:table-cell table:formula="of:=[.D61]" office:value-type="float" office:value="270.14" calcext:value-type="float">
            <text:p>270.14</text:p>
          </table:table-cell>
          <table:table-cell table:formula="of:=[.D103]" office:value-type="float" office:value="255.5104" calcext:value-type="float">
            <text:p>255.5104</text:p>
          </table:table-cell>
          <table:table-cell table:formula="of:=[.D145]" office:value-type="float" office:value="256.7094" calcext:value-type="float">
            <text:p>256.7094</text:p>
          </table:table-cell>
          <table:table-cell table:formula="of:=[.D187]" office:value-type="float" office:value="223.0894" calcext:value-type="float">
            <text:p>223.0894</text:p>
          </table:table-cell>
          <table:table-cell table:formula="of:=[.D229]" office:value-type="float" office:value="273.5342" calcext:value-type="float">
            <text:p>273.53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.857" calcext:value-type="float">
            <text:p>442.857</text:p>
          </table:table-cell>
          <table:table-cell office:value-type="float" office:value="8" calcext:value-type="float">
            <text:p>8</text:p>
          </table:table-cell>
          <table:table-cell table:formula="of:=[.D25]" office:value-type="float" office:value="272.2304" calcext:value-type="float">
            <text:p>272.2304</text:p>
          </table:table-cell>
          <table:table-cell table:formula="of:=[.D67]" office:value-type="float" office:value="206.7766" calcext:value-type="float">
            <text:p>206.7766</text:p>
          </table:table-cell>
          <table:table-cell table:formula="of:=[.D109]" office:value-type="float" office:value="178.4834" calcext:value-type="float">
            <text:p>178.4834</text:p>
          </table:table-cell>
          <table:table-cell table:formula="of:=[.D151]" office:value-type="float" office:value="251.5282" calcext:value-type="float">
            <text:p>251.5282</text:p>
          </table:table-cell>
          <table:table-cell table:formula="of:=[.D193]" office:value-type="float" office:value="172.8622" calcext:value-type="float">
            <text:p>172.8622</text:p>
          </table:table-cell>
          <table:table-cell table:formula="of:=[.D235]" office:value-type="float" office:value="238.9038" calcext:value-type="float">
            <text:p>238.90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6.167" calcext:value-type="float">
            <text:p>426.167</text:p>
          </table:table-cell>
          <table:table-cell office:value-type="float" office:value="16" calcext:value-type="float">
            <text:p>16</text:p>
          </table:table-cell>
          <table:table-cell table:formula="of:=[.D31]" office:value-type="float" office:value="197.8964" calcext:value-type="float">
            <text:p>197.8964</text:p>
          </table:table-cell>
          <table:table-cell table:formula="of:=[.D73]" office:value-type="float" office:value="219.575" calcext:value-type="float">
            <text:p>219.575</text:p>
          </table:table-cell>
          <table:table-cell table:formula="of:=[.D73]" office:value-type="float" office:value="219.575" calcext:value-type="float">
            <text:p>219.575</text:p>
          </table:table-cell>
          <table:table-cell table:formula="of:=[.D157]" office:value-type="float" office:value="185.0282" calcext:value-type="float">
            <text:p>185.0282</text:p>
          </table:table-cell>
          <table:table-cell table:formula="of:=[.D199]" office:value-type="float" office:value="195.302" calcext:value-type="float">
            <text:p>195.302</text:p>
          </table:table-cell>
          <table:table-cell table:formula="of:=[.D241]" office:value-type="float" office:value="233.5814" calcext:value-type="float">
            <text:p>233.5814</text:p>
          </table:table-cell>
          <table:table-cell/>
        </table:table-row>
        <table:table-row table:style-name="ro1">
          <table:table-cell/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1" calcext:value-type="float">
            <text:p>1</text:p>
          </table:table-cell>
          <table:table-cell table:formula="of:=AVERAGE([.D2:.D6])" office:value-type="float" office:value="428.7044" calcext:value-type="float">
            <text:p>428.7044</text:p>
          </table:table-cell>
          <table:table-cell office:value-type="float" office:value="32" calcext:value-type="float">
            <text:p>32</text:p>
          </table:table-cell>
          <table:table-cell table:formula="of:=[.D37]" office:value-type="float" office:value="185.261" calcext:value-type="float">
            <text:p>185.261</text:p>
          </table:table-cell>
          <table:table-cell table:formula="of:=[.D79]" office:value-type="float" office:value="198.7198" calcext:value-type="float">
            <text:p>198.7198</text:p>
          </table:table-cell>
          <table:table-cell table:formula="of:=[.D79]" office:value-type="float" office:value="198.7198" calcext:value-type="float">
            <text:p>198.7198</text:p>
          </table:table-cell>
          <table:table-cell table:formula="of:=[.D163]" office:value-type="float" office:value="165.8392" calcext:value-type="float">
            <text:p>165.8392</text:p>
          </table:table-cell>
          <table:table-cell table:formula="of:=[.D205]" office:value-type="float" office:value="165.1888" calcext:value-type="float">
            <text:p>165.1888</text:p>
          </table:table-cell>
          <table:table-cell table:formula="of:=[.D247]" office:value-type="float" office:value="164.56" calcext:value-type="float">
            <text:p>164.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0.233" calcext:value-type="float">
            <text:p>370.233</text:p>
          </table:table-cell>
          <table:table-cell office:value-type="float" office:value="64" calcext:value-type="float">
            <text:p>64</text:p>
          </table:table-cell>
          <table:table-cell table:formula="of:=[.D43]" office:value-type="float" office:value="165.7168" calcext:value-type="float">
            <text:p>165.7168</text:p>
          </table:table-cell>
          <table:table-cell table:formula="of:=[.D85]" office:value-type="float" office:value="168.2066" calcext:value-type="float">
            <text:p>168.2066</text:p>
          </table:table-cell>
          <table:table-cell table:formula="of:=[.D127]" office:value-type="float" office:value="161.207" calcext:value-type="float">
            <text:p>161.207</text:p>
          </table:table-cell>
          <table:table-cell table:formula="of:=[.D169]" office:value-type="float" office:value="166.173" calcext:value-type="float">
            <text:p>166.173</text:p>
          </table:table-cell>
          <table:table-cell table:formula="of:=[.D211]" office:value-type="float" office:value="159.965" calcext:value-type="float">
            <text:p>159.965</text:p>
          </table:table-cell>
          <table:table-cell table:formula="of:=[.D253]" office:value-type="float" office:value="160.2" calcext:value-type="float">
            <text:p>160.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2.007" calcext:value-type="float">
            <text:p>372.0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7.854" calcext:value-type="float">
            <text:p>367.8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7.899" calcext:value-type="float">
            <text:p>367.8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1.539" calcext:value-type="float">
            <text:p>371.539</text:p>
          </table:table-cell>
          <table:table-cell table:number-columns-repeated="8"/>
        </table:table-row>
        <table:table-row table:style-name="ro1">
          <table: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1" calcext:value-type="float">
            <text:p>1</text:p>
          </table:table-cell>
          <table:table-cell table:formula="of:=AVERAGE([.D8:.D12])" office:value-type="float" office:value="369.9064" calcext:value-type="float">
            <text:p>369.906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9.908" calcext:value-type="float">
            <text:p>339.90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6.495" calcext:value-type="float">
            <text:p>346.49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6.703" calcext:value-type="float">
            <text:p>326.70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4.505" calcext:value-type="float">
            <text:p>284.50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8.345" calcext:value-type="float">
            <text:p>248.345</text:p>
          </table:table-cell>
          <table:table-cell table:number-columns-repeated="8"/>
        </table:table-row>
        <table:table-row table:style-name="ro1">
          <table: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1" calcext:value-type="float">
            <text:p>1</text:p>
          </table:table-cell>
          <table:table-cell table:formula="of:=AVERAGE([.D14:.D18])" office:value-type="float" office:value="309.1912" calcext:value-type="float">
            <text:p>309.191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1.824" calcext:value-type="float">
            <text:p>211.82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2.706" calcext:value-type="float">
            <text:p>282.70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5.601" calcext:value-type="float">
            <text:p>235.60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1.407" calcext:value-type="float">
            <text:p>321.4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9.614" calcext:value-type="float">
            <text:p>309.614</text:p>
          </table:table-cell>
          <table:table-cell table:number-columns-repeated="8"/>
        </table:table-row>
        <table:table-row table:style-name="ro1">
          <table:table-cell/>
          <table:table-cell table:formula="of:=[.B24]" office:value-type="float" office:value="8" calcext:value-type="float">
            <text:p>8</text:p>
          </table:table-cell>
          <table:table-cell table:formula="of:=[.C24]" office:value-type="float" office:value="1" calcext:value-type="float">
            <text:p>1</text:p>
          </table:table-cell>
          <table:table-cell table:formula="of:=AVERAGE([.D20:.D24])" office:value-type="float" office:value="272.2304" calcext:value-type="float">
            <text:p>272.230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1.078" calcext:value-type="float">
            <text:p>191.07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.111" calcext:value-type="float">
            <text:p>201.11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.338" calcext:value-type="float">
            <text:p>201.33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6.066" calcext:value-type="float">
            <text:p>196.06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9.889" calcext:value-type="float">
            <text:p>199.889</text:p>
          </table:table-cell>
          <table:table-cell office:value-type="string" calcext:value-type="string">
            <text:p>Process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stimated</text:p>
          </table:table-cell>
        </table:table-row>
        <table:table-row table:style-name="ro1">
          <table:table-cell/>
          <table:table-cell table:formula="of:=[.B30]" office:value-type="float" office:value="16" calcext:value-type="float">
            <text:p>16</text:p>
          </table:table-cell>
          <table:table-cell table:formula="of:=[.C30]" office:value-type="float" office:value="1" calcext:value-type="float">
            <text:p>1</text:p>
          </table:table-cell>
          <table:table-cell table:formula="of:=AVERAGE([.D26:.D30])" office:value-type="float" office:value="197.8964" calcext:value-type="float">
            <text:p>197.8964</text:p>
          </table:table-cell>
          <table:table-cell office:value-type="float" office:value="1" calcext:value-type="float">
            <text:p>1</text:p>
          </table:table-cell>
          <table:table-cell table:style-name="ce1" table:formula="of:=[.F2]/[.F2]" office:value-type="float" office:value="1" calcext:value-type="float">
            <text:p>1.000</text:p>
          </table:table-cell>
          <table:table-cell table:style-name="ce1" table:formula="of:=[.G2]/[.G2]" office:value-type="float" office:value="1" calcext:value-type="float">
            <text:p>1.000</text:p>
          </table:table-cell>
          <table:table-cell table:style-name="ce1" table:formula="of:=[.H2]/[.H2]" office:value-type="float" office:value="1" calcext:value-type="float">
            <text:p>1.000</text:p>
          </table:table-cell>
          <table:table-cell table:style-name="ce1" table:formula="of:=[.I2]/[.I2]" office:value-type="float" office:value="1" calcext:value-type="float">
            <text:p>1.000</text:p>
          </table:table-cell>
          <table:table-cell table:style-name="ce1" table:formula="of:=[.J2]/[.J2]" office:value-type="float" office:value="1" calcext:value-type="float">
            <text:p>1.000</text:p>
          </table:table-cell>
          <table:table-cell table:style-name="ce1" table:formula="of:=[.K2]/[.K2]" office:value-type="float" office:value="1" calcext:value-type="float">
            <text:p>1.000</text:p>
          </table:table-cell>
          <table:table-cell table:style-name="ce1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7.883" calcext:value-type="float">
            <text:p>187.883</text:p>
          </table:table-cell>
          <table:table-cell office:value-type="float" office:value="2" calcext:value-type="float">
            <text:p>2</text:p>
          </table:table-cell>
          <table:table-cell table:style-name="ce1" table:formula="of:=[.F2]/[.F3]" office:value-type="float" office:value="1.15895372450977" calcext:value-type="float">
            <text:p>1.159</text:p>
          </table:table-cell>
          <table:table-cell table:style-name="ce1" table:formula="of:=[.G2]/[.G3]" office:value-type="float" office:value="1.15250108771248" calcext:value-type="float">
            <text:p>1.153</text:p>
          </table:table-cell>
          <table:table-cell table:style-name="ce1" table:formula="of:=[.H2]/[.H3]" office:value-type="float" office:value="1.35241859517809" calcext:value-type="float">
            <text:p>1.352</text:p>
          </table:table-cell>
          <table:table-cell table:style-name="ce1" table:formula="of:=[.I2]/[.I3]" office:value-type="float" office:value="1.28987975105484" calcext:value-type="float">
            <text:p>1.290</text:p>
          </table:table-cell>
          <table:table-cell table:style-name="ce1" table:formula="of:=[.J2]/[.J3]" office:value-type="float" office:value="1.43691343951218" calcext:value-type="float">
            <text:p>1.437</text:p>
          </table:table-cell>
          <table:table-cell table:style-name="ce1" table:formula="of:=[.K2]/[.K3]" office:value-type="float" office:value="1.50094352433925" calcext:value-type="float">
            <text:p>1.501</text:p>
          </table:table-cell>
          <table:table-cell table:style-name="ce1" table:formula="of:=1/(0.3+(0.7/[.E32]))" office:value-type="float" office:value="1.53846153846154" calcext:value-type="float">
            <text:p>1.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79.206" calcext:value-type="float">
            <text:p>179.206</text:p>
          </table:table-cell>
          <table:table-cell office:value-type="float" office:value="4" calcext:value-type="float">
            <text:p>4</text:p>
          </table:table-cell>
          <table:table-cell table:style-name="ce1" table:formula="of:=[.F2]/[.F4]" office:value-type="float" office:value="1.38653493372386" calcext:value-type="float">
            <text:p>1.387</text:p>
          </table:table-cell>
          <table:table-cell table:style-name="ce1" table:formula="of:=[.G2]/[.G4]" office:value-type="float" office:value="1.57283334567261" calcext:value-type="float">
            <text:p>1.573</text:p>
          </table:table-cell>
          <table:table-cell table:style-name="ce1" table:formula="of:=[.H2]/[.H4]" office:value-type="float" office:value="1.66323249464601" calcext:value-type="float">
            <text:p>1.663</text:p>
          </table:table-cell>
          <table:table-cell table:style-name="ce1" table:formula="of:=[.I2]/[.I4]" office:value-type="float" office:value="1.65362156586397" calcext:value-type="float">
            <text:p>1.654</text:p>
          </table:table-cell>
          <table:table-cell table:style-name="ce1" table:formula="of:=[.J2]/[.J4]" office:value-type="float" office:value="1.90299404633299" calcext:value-type="float">
            <text:p>1.903</text:p>
          </table:table-cell>
          <table:table-cell table:style-name="ce1" table:formula="of:=[.K2]/[.K4]" office:value-type="float" office:value="1.55162023615329" calcext:value-type="float">
            <text:p>1.552</text:p>
          </table:table-cell>
          <table:table-cell table:style-name="ce1" table:formula="of:=1/(0.3+(0.7/[.E33]))" office:value-type="float" office:value="2.10526315789474" calcext:value-type="float">
            <text:p>2.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1.906" calcext:value-type="float">
            <text:p>211.906</text:p>
          </table:table-cell>
          <table:table-cell office:value-type="float" office:value="8" calcext:value-type="float">
            <text:p>8</text:p>
          </table:table-cell>
          <table:table-cell table:style-name="ce1" table:formula="of:=[.F2]/[.F5]" office:value-type="float" office:value="1.57478518196351" calcext:value-type="float">
            <text:p>1.575</text:p>
          </table:table-cell>
          <table:table-cell table:style-name="ce1" table:formula="of:=[.G2]/[.G5]" office:value-type="float" office:value="2.05480310634762" calcext:value-type="float">
            <text:p>2.055</text:p>
          </table:table-cell>
          <table:table-cell table:style-name="ce1" table:formula="of:=[.H2]/[.H5]" office:value-type="float" office:value="2.38102366942808" calcext:value-type="float">
            <text:p>2.381</text:p>
          </table:table-cell>
          <table:table-cell table:style-name="ce1" table:formula="of:=[.I2]/[.I5]" office:value-type="float" office:value="1.68768432326872" calcext:value-type="float">
            <text:p>1.688</text:p>
          </table:table-cell>
          <table:table-cell table:style-name="ce1" table:formula="of:=[.J2]/[.J5]" office:value-type="float" office:value="2.45593195042062" calcext:value-type="float">
            <text:p>2.456</text:p>
          </table:table-cell>
          <table:table-cell table:style-name="ce1" table:formula="of:=[.K2]/[.K5]" office:value-type="float" office:value="1.77653599482302" calcext:value-type="float">
            <text:p>1.777</text:p>
          </table:table-cell>
          <table:table-cell table:style-name="ce1" table:formula="of:=1/(0.3+(0.7/[.E34]))" office:value-type="float" office:value="2.58064516129032" calcext:value-type="float">
            <text:p>2.5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73.018" calcext:value-type="float">
            <text:p>173.018</text:p>
          </table:table-cell>
          <table:table-cell office:value-type="float" office:value="16" calcext:value-type="float">
            <text:p>16</text:p>
          </table:table-cell>
          <table:table-cell table:style-name="ce1" table:formula="of:=[.F3]/[.F6]" office:value-type="float" office:value="1.86919216317225" calcext:value-type="float">
            <text:p>1.869</text:p>
          </table:table-cell>
          <table:table-cell table:style-name="ce1" table:formula="of:=[.G3]/[.G6]" office:value-type="float" office:value="1.67898713423659" calcext:value-type="float">
            <text:p>1.679</text:p>
          </table:table-cell>
          <table:table-cell table:style-name="ce1" table:formula="of:=[.H3]/[.H6]" office:value-type="float" office:value="1.43109188204486" calcext:value-type="float">
            <text:p>1.431</text:p>
          </table:table-cell>
          <table:table-cell table:style-name="ce1" table:formula="of:=[.I3]/[.I6]" office:value-type="float" office:value="1.77865103805798" calcext:value-type="float">
            <text:p>1.779</text:p>
          </table:table-cell>
          <table:table-cell table:style-name="ce1" table:formula="of:=[.J3]/[.J6]" office:value-type="float" office:value="1.51279147166952" calcext:value-type="float">
            <text:p>1.513</text:p>
          </table:table-cell>
          <table:table-cell table:style-name="ce1" table:formula="of:=[.K3]/[.K6]" office:value-type="float" office:value="1.21058269194379" calcext:value-type="float">
            <text:p>1.211</text:p>
          </table:table-cell>
          <table:table-cell table:style-name="ce1" table:formula="of:=1/(0.3+(0.7/[.E35]))" office:value-type="float" office:value="2.90909090909091" calcext:value-type="float">
            <text:p>2.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74.292" calcext:value-type="float">
            <text:p>174.292</text:p>
          </table:table-cell>
          <table:table-cell office:value-type="float" office:value="32" calcext:value-type="float">
            <text:p>32</text:p>
          </table:table-cell>
          <table:table-cell table:style-name="ce1" table:formula="of:=[.F2]/[.F7]" office:value-type="float" office:value="2.31405638531585" calcext:value-type="float">
            <text:p>2.314</text:p>
          </table:table-cell>
          <table:table-cell table:style-name="ce1" table:formula="of:=[.G2]/[.G7]" office:value-type="float" office:value="2.13811205526576" calcext:value-type="float">
            <text:p>2.138</text:p>
          </table:table-cell>
          <table:table-cell table:style-name="ce1" table:formula="of:=[.H2]/[.H7]" office:value-type="float" office:value="2.13855488984993" calcext:value-type="float">
            <text:p>2.139</text:p>
          </table:table-cell>
          <table:table-cell table:style-name="ce1" table:formula="of:=[.I2]/[.I7]" office:value-type="float" office:value="2.55970964645271" calcext:value-type="float">
            <text:p>2.560</text:p>
          </table:table-cell>
          <table:table-cell table:style-name="ce1" table:formula="of:=[.J2]/[.J7]" office:value-type="float" office:value="2.57001564270701" calcext:value-type="float">
            <text:p>2.570</text:p>
          </table:table-cell>
          <table:table-cell table:style-name="ce1" table:formula="of:=[.K2]/[.K7]" office:value-type="float" office:value="2.57912736995625" calcext:value-type="float">
            <text:p>2.579</text:p>
          </table:table-cell>
          <table:table-cell table:style-name="ce1" table:formula="of:=1/(0.3+(0.7/[.E36]))" office:value-type="float" office:value="3.10679611650485" calcext:value-type="float">
            <text:p>3.107</text:p>
          </table:table-cell>
        </table:table-row>
        <table:table-row table:style-name="ro1">
          <table:table-cell/>
          <table:table-cell table:formula="of:=[.B36]" office:value-type="float" office:value="32" calcext:value-type="float">
            <text:p>32</text:p>
          </table:table-cell>
          <table:table-cell table:formula="of:=[.C36]" office:value-type="float" office:value="1" calcext:value-type="float">
            <text:p>1</text:p>
          </table:table-cell>
          <table:table-cell table:formula="of:=AVERAGE([.D32:.D36])" office:value-type="float" office:value="185.261" calcext:value-type="float">
            <text:p>185.261</text:p>
          </table:table-cell>
          <table:table-cell office:value-type="float" office:value="64" calcext:value-type="float">
            <text:p>64</text:p>
          </table:table-cell>
          <table:table-cell table:style-name="ce1" table:formula="of:=[.F2]/[.F8]" office:value-type="float" office:value="2.58697005976461" calcext:value-type="float">
            <text:p>2.587</text:p>
          </table:table-cell>
          <table:table-cell table:style-name="ce1" table:formula="of:=[.G2]/[.G8]" office:value-type="float" office:value="2.52597222701131" calcext:value-type="float">
            <text:p>2.526</text:p>
          </table:table-cell>
          <table:table-cell table:style-name="ce1" table:formula="of:=[.H2]/[.H8]" office:value-type="float" office:value="2.63619569869795" calcext:value-type="float">
            <text:p>2.636</text:p>
          </table:table-cell>
          <table:table-cell table:style-name="ce1" table:formula="of:=[.I2]/[.I8]" office:value-type="float" office:value="2.5545678299122" calcext:value-type="float">
            <text:p>2.555</text:p>
          </table:table-cell>
          <table:table-cell table:style-name="ce1" table:formula="of:=[.J2]/[.J8]" office:value-type="float" office:value="2.6539417997687" calcext:value-type="float">
            <text:p>2.654</text:p>
          </table:table-cell>
          <table:table-cell table:style-name="ce1" table:formula="of:=[.K2]/[.K8]" office:value-type="float" office:value="2.64932084893883" calcext:value-type="float">
            <text:p>2.649</text:p>
          </table:table-cell>
          <table:table-cell table:style-name="ce1" table:formula="of:=1/(0.3+(0.7/[.E37]))" office:value-type="float" office:value="3.21608040201005" calcext:value-type="float">
            <text:p>3.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2.317" calcext:value-type="float">
            <text:p>162.31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6.211" calcext:value-type="float">
            <text:p>166.21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4.948" calcext:value-type="float">
            <text:p>164.9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70.596" calcext:value-type="float">
            <text:p>170.59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4.512" calcext:value-type="float">
            <text:p>164.512</text:p>
          </table:table-cell>
          <table:table-cell table:number-columns-repeated="8"/>
        </table:table-row>
        <table:table-row table:style-name="ro1">
          <table:table-cell/>
          <table:table-cell table:formula="of:=[.B42]" office:value-type="float" office:value="64" calcext:value-type="float">
            <text:p>64</text:p>
          </table:table-cell>
          <table:table-cell table:formula="of:=[.C42]" office:value-type="float" office:value="1" calcext:value-type="float">
            <text:p>1</text:p>
          </table:table-cell>
          <table:table-cell table:formula="of:=AVERAGE([.D38:.D42])" office:value-type="float" office:value="165.7168" calcext:value-type="float">
            <text:p>165.716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4.011" calcext:value-type="float">
            <text:p>424.0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3.846" calcext:value-type="float">
            <text:p>423.84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3.996" calcext:value-type="float">
            <text:p>423.99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6.138" calcext:value-type="float">
            <text:p>426.13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6.435" calcext:value-type="float">
            <text:p>426.435</text:p>
          </table:table-cell>
          <table:table-cell table:number-columns-repeated="8"/>
        </table:table-row>
        <table:table-row table:style-name="ro1">
          <table:table-cell/>
          <table:table-cell table:formula="of:=[.B48]" office:value-type="float" office:value="1" calcext:value-type="float">
            <text:p>1</text:p>
          </table:table-cell>
          <table:table-cell table:formula="of:=[.C48]" office:value-type="float" office:value="2" calcext:value-type="float">
            <text:p>2</text:p>
          </table:table-cell>
          <table:table-cell table:formula="of:=AVERAGE([.D44:.D48])" office:value-type="float" office:value="424.8852" calcext:value-type="float">
            <text:p>424.885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7.166" calcext:value-type="float">
            <text:p>377.166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65.738" calcext:value-type="float">
            <text:p>365.73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5.585" calcext:value-type="float">
            <text:p>365.58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7.348" calcext:value-type="float">
            <text:p>367.34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7.481" calcext:value-type="float">
            <text:p>367.481</text:p>
          </table:table-cell>
          <table:table-cell table:number-columns-repeated="8"/>
        </table:table-row>
        <table:table-row table:style-name="ro1">
          <table: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AVERAGE([.D50:.D54])" office:value-type="float" office:value="368.6636" calcext:value-type="float">
            <text:p>368.663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5.985" calcext:value-type="float">
            <text:p>275.98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5.422" calcext:value-type="float">
            <text:p>275.42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5.295" calcext:value-type="float">
            <text:p>265.29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3.896" calcext:value-type="float">
            <text:p>253.89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0.102" calcext:value-type="float">
            <text:p>280.102</text:p>
          </table:table-cell>
          <table:table-cell table:number-columns-repeated="8"/>
        </table:table-row>
        <table:table-row table:style-name="ro1">
          <table: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AVERAGE([.D56:.D60])" office:value-type="float" office:value="270.14" calcext:value-type="float">
            <text:p>270.1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4.299" calcext:value-type="float">
            <text:p>194.29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4.924" calcext:value-type="float">
            <text:p>224.92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3.764" calcext:value-type="float">
            <text:p>183.76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1.99" calcext:value-type="float">
            <text:p>191.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8.906" calcext:value-type="float">
            <text:p>238.906</text:p>
          </table:table-cell>
          <table:table-cell table:number-columns-repeated="8"/>
        </table:table-row>
        <table:table-row table:style-name="ro1">
          <table:table-cell/>
          <table:table-cell table:formula="of:=[.B66]" office:value-type="float" office:value="8" calcext:value-type="float">
            <text:p>8</text:p>
          </table:table-cell>
          <table:table-cell table:formula="of:=[.C66]" office:value-type="float" office:value="2" calcext:value-type="float">
            <text:p>2</text:p>
          </table:table-cell>
          <table:table-cell table:formula="of:=AVERAGE([.D62:.D66])" office:value-type="float" office:value="206.7766" calcext:value-type="float">
            <text:p>206.77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3.406" calcext:value-type="float">
            <text:p>183.40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5.879" calcext:value-type="float">
            <text:p>185.87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0.243" calcext:value-type="float">
            <text:p>270.24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4.576" calcext:value-type="float">
            <text:p>274.57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3.771" calcext:value-type="float">
            <text:p>183.771</text:p>
          </table:table-cell>
          <table:table-cell table:number-columns-repeated="8"/>
        </table:table-row>
        <table:table-row table:style-name="ro1">
          <table:table-cell/>
          <table:table-cell table:formula="of:=[.B72]" office:value-type="float" office:value="16" calcext:value-type="float">
            <text:p>16</text:p>
          </table:table-cell>
          <table:table-cell table:formula="of:=[.C72]" office:value-type="float" office:value="2" calcext:value-type="float">
            <text:p>2</text:p>
          </table:table-cell>
          <table:table-cell table:formula="of:=AVERAGE([.D68:.D72])" office:value-type="float" office:value="219.575" calcext:value-type="float">
            <text:p>219.57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9.061" calcext:value-type="float">
            <text:p>169.06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20.98" calcext:value-type="float">
            <text:p>220.9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8.152" calcext:value-type="float">
            <text:p>168.1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73.714" calcext:value-type="float">
            <text:p>173.71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61.692" calcext:value-type="float">
            <text:p>261.692</text:p>
          </table:table-cell>
          <table:table-cell table:number-columns-repeated="8"/>
        </table:table-row>
        <table:table-row table:style-name="ro1">
          <table:table-cell/>
          <table:table-cell table:formula="of:=[.B78]" office:value-type="float" office:value="32" calcext:value-type="float">
            <text:p>32</text:p>
          </table:table-cell>
          <table:table-cell table:formula="of:=[.C78]" office:value-type="float" office:value="2" calcext:value-type="float">
            <text:p>2</text:p>
          </table:table-cell>
          <table:table-cell table:formula="of:=AVERAGE([.D74:.D78])" office:value-type="float" office:value="198.7198" calcext:value-type="float">
            <text:p>198.719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0.057" calcext:value-type="float">
            <text:p>160.05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4.697" calcext:value-type="float">
            <text:p>164.69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6.052" calcext:value-type="float">
            <text:p>166.05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67.992" calcext:value-type="float">
            <text:p>167.99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82.235" calcext:value-type="float">
            <text:p>182.235</text:p>
          </table:table-cell>
          <table:table-cell table:number-columns-repeated="8"/>
        </table:table-row>
        <table:table-row table:style-name="ro1">
          <table:table-cell/>
          <table:table-cell table:formula="of:=[.B84]" office:value-type="float" office:value="64" calcext:value-type="float">
            <text:p>64</text:p>
          </table:table-cell>
          <table:table-cell table:formula="of:=[.C84]" office:value-type="float" office:value="2" calcext:value-type="float">
            <text:p>2</text:p>
          </table:table-cell>
          <table:table-cell table:formula="of:=AVERAGE([.D80:.D84])" office:value-type="float" office:value="168.2066" calcext:value-type="float">
            <text:p>168.206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4.142" calcext:value-type="float">
            <text:p>424.14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3.939" calcext:value-type="float">
            <text:p>423.93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4.477" calcext:value-type="float">
            <text:p>424.47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6.191" calcext:value-type="float">
            <text:p>426.19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6.117" calcext:value-type="float">
            <text:p>426.117</text:p>
          </table:table-cell>
          <table:table-cell table:number-columns-repeated="8"/>
        </table:table-row>
        <table:table-row table:style-name="ro1">
          <table:table-cell/>
          <table:table-cell table:formula="of:=[.B90]" office:value-type="float" office:value="1" calcext:value-type="float">
            <text:p>1</text:p>
          </table:table-cell>
          <table:table-cell table:formula="of:=[.C90]" office:value-type="float" office:value="10" calcext:value-type="float">
            <text:p>10</text:p>
          </table:table-cell>
          <table:table-cell table:formula="of:=AVERAGE([.D86:.D90])" office:value-type="float" office:value="424.9732" calcext:value-type="float">
            <text:p>424.973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3.694" calcext:value-type="float">
            <text:p>313.69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3.756" calcext:value-type="float">
            <text:p>313.75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3.572" calcext:value-type="float">
            <text:p>313.57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5.084" calcext:value-type="float">
            <text:p>315.08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5.054" calcext:value-type="float">
            <text:p>315.054</text:p>
          </table:table-cell>
          <table:table-cell table:number-columns-repeated="8"/>
        </table:table-row>
        <table:table-row table:style-name="ro1">
          <table: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0" calcext:value-type="float">
            <text:p>10</text:p>
          </table:table-cell>
          <table:table-cell table:formula="of:=AVERAGE([.D92:.D96])" office:value-type="float" office:value="314.232" calcext:value-type="float">
            <text:p>314.23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77.589" calcext:value-type="float">
            <text:p>277.58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0.787" calcext:value-type="float">
            <text:p>250.78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0.725" calcext:value-type="float">
            <text:p>250.7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8.236" calcext:value-type="float">
            <text:p>248.23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0.215" calcext:value-type="float">
            <text:p>250.215</text:p>
          </table:table-cell>
          <table:table-cell table:number-columns-repeated="8"/>
        </table:table-row>
        <table:table-row table:style-name="ro1">
          <table:table-cell/>
          <table:table-cell table:formula="of:=[.B102]" office:value-type="float" office:value="4" calcext:value-type="float">
            <text:p>4</text:p>
          </table:table-cell>
          <table:table-cell table:formula="of:=[.C102]" office:value-type="float" office:value="10" calcext:value-type="float">
            <text:p>10</text:p>
          </table:table-cell>
          <table:table-cell table:formula="of:=AVERAGE([.D98:.D102])" office:value-type="float" office:value="255.5104" calcext:value-type="float">
            <text:p>255.510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9.749" calcext:value-type="float">
            <text:p>199.74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1.791" calcext:value-type="float">
            <text:p>171.79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8.656" calcext:value-type="float">
            <text:p>178.65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6.977" calcext:value-type="float">
            <text:p>166.97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5.244" calcext:value-type="float">
            <text:p>175.244</text:p>
          </table:table-cell>
          <table:table-cell table:number-columns-repeated="8"/>
        </table:table-row>
        <table:table-row table:style-name="ro1">
          <table:table-cell/>
          <table:table-cell table:formula="of:=[.B108]" office:value-type="float" office:value="8" calcext:value-type="float">
            <text:p>8</text:p>
          </table:table-cell>
          <table:table-cell table:formula="of:=[.C108]" office:value-type="float" office:value="10" calcext:value-type="float">
            <text:p>10</text:p>
          </table:table-cell>
          <table:table-cell table:formula="of:=AVERAGE([.D104:.D108])" office:value-type="float" office:value="178.4834" calcext:value-type="float">
            <text:p>178.483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4.529" calcext:value-type="float">
            <text:p>194.5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8.913" calcext:value-type="float">
            <text:p>178.91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5.887" calcext:value-type="float">
            <text:p>195.8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1.786" calcext:value-type="float">
            <text:p>191.78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5.99" calcext:value-type="float">
            <text:p>195.99</text:p>
          </table:table-cell>
          <table:table-cell table:number-columns-repeated="8"/>
        </table:table-row>
        <table:table-row table:style-name="ro1">
          <table:table-cell/>
          <table:table-cell table:formula="of:=[.B114]" office:value-type="float" office:value="16" calcext:value-type="float">
            <text:p>16</text:p>
          </table:table-cell>
          <table:table-cell table:formula="of:=[.C114]" office:value-type="float" office:value="10" calcext:value-type="float">
            <text:p>10</text:p>
          </table:table-cell>
          <table:table-cell table:formula="of:=AVERAGE([.D110:.D114])" office:value-type="float" office:value="191.421" calcext:value-type="float">
            <text:p>191.42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4.832" calcext:value-type="float">
            <text:p>184.83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8.501" calcext:value-type="float">
            <text:p>168.50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78.532" calcext:value-type="float">
            <text:p>278.53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2.251" calcext:value-type="float">
            <text:p>182.25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4.329" calcext:value-type="float">
            <text:p>164.329</text:p>
          </table:table-cell>
          <table:table-cell table:number-columns-repeated="8"/>
        </table:table-row>
        <table:table-row table:style-name="ro1">
          <table:table-cell/>
          <table:table-cell table:formula="of:=[.B120]" office:value-type="float" office:value="32" calcext:value-type="float">
            <text:p>32</text:p>
          </table:table-cell>
          <table:table-cell table:formula="of:=[.C120]" office:value-type="float" office:value="10" calcext:value-type="float">
            <text:p>10</text:p>
          </table:table-cell>
          <table:table-cell table:formula="of:=AVERAGE([.D116:.D120])" office:value-type="float" office:value="195.689" calcext:value-type="float">
            <text:p>195.689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4.072" calcext:value-type="float">
            <text:p>164.07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2.229" calcext:value-type="float">
            <text:p>162.22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58.457" calcext:value-type="float">
            <text:p>158.4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0.432" calcext:value-type="float">
            <text:p>160.4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0.845" calcext:value-type="float">
            <text:p>160.845</text:p>
          </table:table-cell>
          <table:table-cell table:number-columns-repeated="8"/>
        </table:table-row>
        <table:table-row table:style-name="ro1">
          <table:table-cell/>
          <table:table-cell table:formula="of:=[.B126]" office:value-type="float" office:value="64" calcext:value-type="float">
            <text:p>64</text:p>
          </table:table-cell>
          <table:table-cell table:formula="of:=[.C126]" office:value-type="float" office:value="10" calcext:value-type="float">
            <text:p>10</text:p>
          </table:table-cell>
          <table:table-cell table:formula="of:=AVERAGE([.D122:.D126])" office:value-type="float" office:value="161.207" calcext:value-type="float">
            <text:p>161.2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3.983" calcext:value-type="float">
            <text:p>423.98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3.902" calcext:value-type="float">
            <text:p>423.90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4.287" calcext:value-type="float">
            <text:p>424.2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6.347" calcext:value-type="float">
            <text:p>426.34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23.982" calcext:value-type="float">
            <text:p>423.982</text:p>
          </table:table-cell>
          <table:table-cell table:number-columns-repeated="8"/>
        </table:table-row>
        <table:table-row table:style-name="ro1">
          <table:table-cell/>
          <table:table-cell table:formula="of:=[.B132]" office:value-type="float" office:value="1" calcext:value-type="float">
            <text:p>1</text:p>
          </table:table-cell>
          <table:table-cell table:formula="of:=[.C132]" office:value-type="float" office:value="25" calcext:value-type="float">
            <text:p>25</text:p>
          </table:table-cell>
          <table:table-cell table:formula="of:=AVERAGE([.D128:.D132])" office:value-type="float" office:value="424.5002" calcext:value-type="float">
            <text:p>424.500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8.422" calcext:value-type="float">
            <text:p>328.4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8.07" calcext:value-type="float">
            <text:p>328.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9.139" calcext:value-type="float">
            <text:p>329.13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30.033" calcext:value-type="float">
            <text:p>330.03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29.839" calcext:value-type="float">
            <text:p>329.839</text:p>
          </table:table-cell>
          <table:table-cell table:number-columns-repeated="8"/>
        </table:table-row>
        <table:table-row table:style-name="ro1">
          <table:table-cell/>
          <table:table-cell table:formula="of:=[.B138]" office:value-type="float" office:value="2" calcext:value-type="float">
            <text:p>2</text:p>
          </table:table-cell>
          <table:table-cell table:formula="of:=[.C138]" office:value-type="float" office:value="25" calcext:value-type="float">
            <text:p>25</text:p>
          </table:table-cell>
          <table:table-cell table:formula="of:=AVERAGE([.D134:.D138])" office:value-type="float" office:value="329.1006" calcext:value-type="float">
            <text:p>329.100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8.884" calcext:value-type="float">
            <text:p>248.88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62.745" calcext:value-type="float">
            <text:p>262.74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52.216" calcext:value-type="float">
            <text:p>252.2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0.81" calcext:value-type="float">
            <text:p>270.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48.892" calcext:value-type="float">
            <text:p>248.892</text:p>
          </table:table-cell>
          <table:table-cell table:number-columns-repeated="8"/>
        </table:table-row>
        <table:table-row table:style-name="ro1">
          <table: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25" calcext:value-type="float">
            <text:p>25</text:p>
          </table:table-cell>
          <table:table-cell table:formula="of:=AVERAGE([.D140:.D144])" office:value-type="float" office:value="256.7094" calcext:value-type="float">
            <text:p>256.709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6.74" calcext:value-type="float">
            <text:p>236.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89.656" calcext:value-type="float">
            <text:p>289.65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37.91" calcext:value-type="float">
            <text:p>237.9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4.26" calcext:value-type="float">
            <text:p>274.2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9.075" calcext:value-type="float">
            <text:p>219.075</text:p>
          </table:table-cell>
          <table:table-cell table:number-columns-repeated="8"/>
        </table:table-row>
        <table:table-row table:style-name="ro1">
          <table:table-cell/>
          <table:table-cell table:formula="of:=[.B150]" office:value-type="float" office:value="8" calcext:value-type="float">
            <text:p>8</text:p>
          </table:table-cell>
          <table:table-cell table:formula="of:=[.C150]" office:value-type="float" office:value="25" calcext:value-type="float">
            <text:p>25</text:p>
          </table:table-cell>
          <table:table-cell table:formula="of:=AVERAGE([.D146:.D150])" office:value-type="float" office:value="251.5282" calcext:value-type="float">
            <text:p>251.52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8.368" calcext:value-type="float">
            <text:p>228.36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4.083" calcext:value-type="float">
            <text:p>174.08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9.837" calcext:value-type="float">
            <text:p>169.83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4.213" calcext:value-type="float">
            <text:p>174.21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8.64" calcext:value-type="float">
            <text:p>178.64</text:p>
          </table:table-cell>
          <table:table-cell table:number-columns-repeated="8"/>
        </table:table-row>
        <table:table-row table:style-name="ro1">
          <table:table-cell/>
          <table:table-cell table:formula="of:=[.B156]" office:value-type="float" office:value="16" calcext:value-type="float">
            <text:p>16</text:p>
          </table:table-cell>
          <table:table-cell table:formula="of:=[.C156]" office:value-type="float" office:value="25" calcext:value-type="float">
            <text:p>25</text:p>
          </table:table-cell>
          <table:table-cell table:formula="of:=AVERAGE([.D152:.D156])" office:value-type="float" office:value="185.0282" calcext:value-type="float">
            <text:p>185.028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3.695" calcext:value-type="float">
            <text:p>163.69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6.964" calcext:value-type="float">
            <text:p>166.96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9.188" calcext:value-type="float">
            <text:p>169.1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3.069" calcext:value-type="float">
            <text:p>163.06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66.28" calcext:value-type="float">
            <text:p>166.28</text:p>
          </table:table-cell>
          <table:table-cell table:number-columns-repeated="8"/>
        </table:table-row>
        <table:table-row table:style-name="ro1">
          <table:table-cell/>
          <table:table-cell table:formula="of:=[.B162]" office:value-type="float" office:value="32" calcext:value-type="float">
            <text:p>32</text:p>
          </table:table-cell>
          <table:table-cell table:formula="of:=[.C162]" office:value-type="float" office:value="25" calcext:value-type="float">
            <text:p>25</text:p>
          </table:table-cell>
          <table:table-cell table:formula="of:=AVERAGE([.D158:.D162])" office:value-type="float" office:value="165.8392" calcext:value-type="float">
            <text:p>165.839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65.322" calcext:value-type="float">
            <text:p>165.32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65.876" calcext:value-type="float">
            <text:p>165.87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78.107" calcext:value-type="float">
            <text:p>178.10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61.83" calcext:value-type="float">
            <text:p>161.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59.73" calcext:value-type="float">
            <text:p>159.73</text:p>
          </table:table-cell>
          <table:table-cell table:number-columns-repeated="8"/>
        </table:table-row>
        <table:table-row table:style-name="ro1">
          <table:table-cell/>
          <table:table-cell table:formula="of:=[.B168]" office:value-type="float" office:value="64" calcext:value-type="float">
            <text:p>64</text:p>
          </table:table-cell>
          <table:table-cell table:formula="of:=[.C168]" office:value-type="float" office:value="25" calcext:value-type="float">
            <text:p>25</text:p>
          </table:table-cell>
          <table:table-cell table:formula="of:=AVERAGE([.D164:.D168])" office:value-type="float" office:value="166.173" calcext:value-type="float">
            <text:p>166.1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3.964" calcext:value-type="float">
            <text:p>423.96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4.368" calcext:value-type="float">
            <text:p>424.36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4.167" calcext:value-type="float">
            <text:p>424.16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6.079" calcext:value-type="float">
            <text:p>426.07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24.111" calcext:value-type="float">
            <text:p>424.111</text:p>
          </table:table-cell>
          <table:table-cell table:number-columns-repeated="8"/>
        </table:table-row>
        <table:table-row table:style-name="ro1">
          <table:table-cell/>
          <table:table-cell table:formula="of:=[.B174]" office:value-type="float" office:value="1" calcext:value-type="float">
            <text:p>1</text:p>
          </table:table-cell>
          <table:table-cell table:formula="of:=[.C174]" office:value-type="float" office:value="50" calcext:value-type="float">
            <text:p>50</text:p>
          </table:table-cell>
          <table:table-cell table:formula="of:=AVERAGE([.D170:.D174])" office:value-type="float" office:value="424.5378" calcext:value-type="float">
            <text:p>424.537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4.756" calcext:value-type="float">
            <text:p>294.75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4.921" calcext:value-type="float">
            <text:p>294.92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4.83" calcext:value-type="float">
            <text:p>294.8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6.423" calcext:value-type="float">
            <text:p>296.42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96.326" calcext:value-type="float">
            <text:p>296.326</text:p>
          </table:table-cell>
          <table:table-cell table:number-columns-repeated="8"/>
        </table:table-row>
        <table:table-row table:style-name="ro1">
          <table: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50" calcext:value-type="float">
            <text:p>50</text:p>
          </table:table-cell>
          <table:table-cell table:formula="of:=AVERAGE([.D176:.D180])" office:value-type="float" office:value="295.4512" calcext:value-type="float">
            <text:p>295.451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23.617" calcext:value-type="float">
            <text:p>223.61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22.654" calcext:value-type="float">
            <text:p>222.65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24.576" calcext:value-type="float">
            <text:p>224.57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22.339" calcext:value-type="float">
            <text:p>222.33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22.261" calcext:value-type="float">
            <text:p>222.261</text:p>
          </table:table-cell>
          <table:table-cell table:number-columns-repeated="8"/>
        </table:table-row>
        <table:table-row table:style-name="ro1">
          <table:table-cell/>
          <table:table-cell table:formula="of:=[.B186]" office:value-type="float" office:value="4" calcext:value-type="float">
            <text:p>4</text:p>
          </table:table-cell>
          <table:table-cell table:formula="of:=[.C186]" office:value-type="float" office:value="50" calcext:value-type="float">
            <text:p>50</text:p>
          </table:table-cell>
          <table:table-cell table:formula="of:=AVERAGE([.D182:.D186])" office:value-type="float" office:value="223.0894" calcext:value-type="float">
            <text:p>223.089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72.797" calcext:value-type="float">
            <text:p>172.79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74.167" calcext:value-type="float">
            <text:p>174.16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73.425" calcext:value-type="float">
            <text:p>173.42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66.02" calcext:value-type="float">
            <text:p>166.0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77.902" calcext:value-type="float">
            <text:p>177.902</text:p>
          </table:table-cell>
          <table:table-cell table:number-columns-repeated="8"/>
        </table:table-row>
        <table:table-row table:style-name="ro1">
          <table:table-cell/>
          <table:table-cell table:formula="of:=[.B192]" office:value-type="float" office:value="8" calcext:value-type="float">
            <text:p>8</text:p>
          </table:table-cell>
          <table:table-cell table:formula="of:=[.C192]" office:value-type="float" office:value="50" calcext:value-type="float">
            <text:p>50</text:p>
          </table:table-cell>
          <table:table-cell table:formula="of:=AVERAGE([.D188:.D192])" office:value-type="float" office:value="172.8622" calcext:value-type="float">
            <text:p>172.862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5.212" calcext:value-type="float">
            <text:p>195.21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5.193" calcext:value-type="float">
            <text:p>195.19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5.069" calcext:value-type="float">
            <text:p>195.06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5.221" calcext:value-type="float">
            <text:p>195.22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95.815" calcext:value-type="float">
            <text:p>195.815</text:p>
          </table:table-cell>
          <table:table-cell table:number-columns-repeated="8"/>
        </table:table-row>
        <table:table-row table:style-name="ro1">
          <table:table-cell/>
          <table:table-cell table:formula="of:=[.B198]" office:value-type="float" office:value="16" calcext:value-type="float">
            <text:p>16</text:p>
          </table:table-cell>
          <table:table-cell table:formula="of:=[.C198]" office:value-type="float" office:value="50" calcext:value-type="float">
            <text:p>50</text:p>
          </table:table-cell>
          <table:table-cell table:formula="of:=AVERAGE([.D194:.D198])" office:value-type="float" office:value="195.302" calcext:value-type="float">
            <text:p>195.30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3.416" calcext:value-type="float">
            <text:p>163.41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8.161" calcext:value-type="float">
            <text:p>168.16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2.872" calcext:value-type="float">
            <text:p>162.87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3.221" calcext:value-type="float">
            <text:p>163.22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68.274" calcext:value-type="float">
            <text:p>168.274</text:p>
          </table:table-cell>
          <table:table-cell table:number-columns-repeated="8"/>
        </table:table-row>
        <table:table-row table:style-name="ro1">
          <table:table-cell/>
          <table:table-cell table:formula="of:=[.B204]" office:value-type="float" office:value="32" calcext:value-type="float">
            <text:p>32</text:p>
          </table:table-cell>
          <table:table-cell table:formula="of:=[.C204]" office:value-type="float" office:value="50" calcext:value-type="float">
            <text:p>50</text:p>
          </table:table-cell>
          <table:table-cell table:formula="of:=AVERAGE([.D200:.D204])" office:value-type="float" office:value="165.1888" calcext:value-type="float">
            <text:p>165.188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9.732" calcext:value-type="float">
            <text:p>159.73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8.409" calcext:value-type="float">
            <text:p>158.40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8.88" calcext:value-type="float">
            <text:p>158.8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58.397" calcext:value-type="float">
            <text:p>158.39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64.407" calcext:value-type="float">
            <text:p>164.407</text:p>
          </table:table-cell>
          <table:table-cell table:number-columns-repeated="8"/>
        </table:table-row>
        <table:table-row table:style-name="ro1">
          <table:table-cell/>
          <table:table-cell table:formula="of:=[.B210]" office:value-type="float" office:value="64" calcext:value-type="float">
            <text:p>64</text:p>
          </table:table-cell>
          <table:table-cell table:formula="of:=[.C210]" office:value-type="float" office:value="50" calcext:value-type="float">
            <text:p>50</text:p>
          </table:table-cell>
          <table:table-cell table:formula="of:=AVERAGE([.D206:.D210])" office:value-type="float" office:value="159.965" calcext:value-type="float">
            <text:p>159.96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4.025" calcext:value-type="float">
            <text:p>424.02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3.927" calcext:value-type="float">
            <text:p>423.92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4.034" calcext:value-type="float">
            <text:p>424.0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6.188" calcext:value-type="float">
            <text:p>426.18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3.932" calcext:value-type="float">
            <text:p>423.932</text:p>
          </table:table-cell>
          <table:table-cell table:number-columns-repeated="8"/>
        </table:table-row>
        <table:table-row table:style-name="ro1">
          <table:table-cell/>
          <table:table-cell table:formula="of:=[.B216]" office:value-type="float" office:value="1" calcext:value-type="float">
            <text:p>1</text:p>
          </table:table-cell>
          <table:table-cell table:formula="of:=[.C216]" office:value-type="float" office:value="100" calcext:value-type="float">
            <text:p>100</text:p>
          </table:table-cell>
          <table:table-cell table:formula="of:=AVERAGE([.D212:.D216])" office:value-type="float" office:value="424.4212" calcext:value-type="float">
            <text:p>424.421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2.311" calcext:value-type="float">
            <text:p>282.31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2.432" calcext:value-type="float">
            <text:p>282.43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2.479" calcext:value-type="float">
            <text:p>282.47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3.346" calcext:value-type="float">
            <text:p>283.34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83.28" calcext:value-type="float">
            <text:p>283.28</text:p>
          </table:table-cell>
          <table:table-cell table:number-columns-repeated="8"/>
        </table:table-row>
        <table:table-row table:style-name="ro1">
          <table:table-cell/>
          <table:table-cell table:formula="of:=[.B222]" office:value-type="float" office:value="2" calcext:value-type="float">
            <text:p>2</text:p>
          </table:table-cell>
          <table:table-cell table:formula="of:=[.C222]" office:value-type="float" office:value="100" calcext:value-type="float">
            <text:p>100</text:p>
          </table:table-cell>
          <table:table-cell table:formula="of:=AVERAGE([.D218:.D222])" office:value-type="float" office:value="282.7696" calcext:value-type="float">
            <text:p>282.769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3.355" calcext:value-type="float">
            <text:p>273.35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3.989" calcext:value-type="float">
            <text:p>273.98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3.517" calcext:value-type="float">
            <text:p>273.51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3.383" calcext:value-type="float">
            <text:p>273.38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3.427" calcext:value-type="float">
            <text:p>273.427</text:p>
          </table:table-cell>
          <table:table-cell table:number-columns-repeated="8"/>
        </table:table-row>
        <table:table-row table:style-name="ro1">
          <table: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100" calcext:value-type="float">
            <text:p>100</text:p>
          </table:table-cell>
          <table:table-cell table:formula="of:=AVERAGE([.D224:.D228])" office:value-type="float" office:value="273.5342" calcext:value-type="float">
            <text:p>273.5342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11.26" calcext:value-type="float">
            <text:p>211.2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8.904" calcext:value-type="float">
            <text:p>248.90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1.64" calcext:value-type="float">
            <text:p>271.6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49.815" calcext:value-type="float">
            <text:p>249.81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12.9" calcext:value-type="float">
            <text:p>212.9</text:p>
          </table:table-cell>
          <table:table-cell table:number-columns-repeated="8"/>
        </table:table-row>
        <table:table-row table:style-name="ro1">
          <table:table-cell/>
          <table:table-cell table:formula="of:=[.B234]" office:value-type="float" office:value="8" calcext:value-type="float">
            <text:p>8</text:p>
          </table:table-cell>
          <table:table-cell table:formula="of:=[.C234]" office:value-type="float" office:value="100" calcext:value-type="float">
            <text:p>100</text:p>
          </table:table-cell>
          <table:table-cell table:formula="of:=AVERAGE([.D230:.D234])" office:value-type="float" office:value="238.9038" calcext:value-type="float">
            <text:p>238.903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0.271" calcext:value-type="float">
            <text:p>250.27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7.605" calcext:value-type="float">
            <text:p>167.60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0.084" calcext:value-type="float">
            <text:p>250.08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49.98" calcext:value-type="float">
            <text:p>249.9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49.967" calcext:value-type="float">
            <text:p>249.967</text:p>
          </table:table-cell>
          <table:table-cell table:number-columns-repeated="8"/>
        </table:table-row>
        <table:table-row table:style-name="ro1">
          <table:table-cell/>
          <table:table-cell table:formula="of:=[.B240]" office:value-type="float" office:value="16" calcext:value-type="float">
            <text:p>16</text:p>
          </table:table-cell>
          <table:table-cell table:formula="of:=[.C240]" office:value-type="float" office:value="100" calcext:value-type="float">
            <text:p>100</text:p>
          </table:table-cell>
          <table:table-cell table:formula="of:=AVERAGE([.D236:.D240])" office:value-type="float" office:value="233.5814" calcext:value-type="float">
            <text:p>233.581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2.213" calcext:value-type="float">
            <text:p>162.21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8.148" calcext:value-type="float">
            <text:p>168.148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7.989" calcext:value-type="float">
            <text:p>167.98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1.999" calcext:value-type="float">
            <text:p>161.99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2.451" calcext:value-type="float">
            <text:p>162.451</text:p>
          </table:table-cell>
          <table:table-cell table:number-columns-repeated="8"/>
        </table:table-row>
        <table:table-row table:style-name="ro1">
          <table:table-cell/>
          <table:table-cell table:formula="of:=[.B246]" office:value-type="float" office:value="32" calcext:value-type="float">
            <text:p>32</text:p>
          </table:table-cell>
          <table:table-cell table:formula="of:=[.C246]" office:value-type="float" office:value="100" calcext:value-type="float">
            <text:p>100</text:p>
          </table:table-cell>
          <table:table-cell table:formula="of:=AVERAGE([.D242:.D246])" office:value-type="float" office:value="164.56" calcext:value-type="float">
            <text:p>164.5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9.29" calcext:value-type="float">
            <text:p>159.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60.85" calcext:value-type="float">
            <text:p>160.8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60.806" calcext:value-type="float">
            <text:p>160.80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61.084" calcext:value-type="float">
            <text:p>161.08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8.97" calcext:value-type="float">
            <text:p>158.97</text:p>
          </table:table-cell>
          <table:table-cell table:number-columns-repeated="8"/>
        </table:table-row>
        <table:table-row table:style-name="ro1">
          <table:table-cell/>
          <table:table-cell table:formula="of:=[.B252]" office:value-type="float" office:value="64" calcext:value-type="float">
            <text:p>64</text:p>
          </table:table-cell>
          <table:table-cell table:formula="of:=[.C252]" office:value-type="float" office:value="100" calcext:value-type="float">
            <text:p>100</text:p>
          </table:table-cell>
          <table:table-cell table:formula="of:=AVERAGE([.D248:.D252])" office:value-type="float" office:value="160.2" calcext:value-type="float">
            <text:p>160.2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fixed_pkt.A1:fixed_pkt.D1048576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18:08:23.210019940</dc:date>
    <meta:editing-duration>PT11M12S</meta:editing-duration>
    <meta:editing-cycles>1</meta:editing-cycles>
    <meta:document-statistic meta:table-count="1" meta:cell-count="1090" meta:object-count="2"/>
    <meta:generator>LibreOffice/7.1.8.1$Linux_X86_64 LibreOffice_project/1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Kinnari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Kinnari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Kinna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Kinna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Kinna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0cm" svg:y="8.16cm" style:legend-expansion="custom" svg:width="15.999cm" svg:height="0.61cm" style:legend-expansion-aspect-ratio="26.227868852459" chart:style-name="ch2"/>
        <chart:plot-area chart:style-name="ch3" table:cell-range-address="fixed_pkt.E1:fixed_pkt.K8" chart:data-source-has-labels="both" svg:x="1.006cm" svg:y="0.178cm" svg:width="14.671cm" svg:height="7.111cm">
          <chart:coordinate-region svg:x="1.813cm" svg:y="0.483cm" svg:width="13.677cm" svg:height="5.947cm"/>
          <chart:axis chart:dimension="x" chart:name="primary-x" chart:style-name="ch4" chartooo:axis-type="auto">
            <chartooo:date-scale/>
            <chart:title svg:x="7.596cm" svg:y="7.469cm" chart:style-name="ch5">
              <text:p>Processors</text:p>
            </chart:title>
            <chart:categories table:cell-range-address="fixed_pkt.E2:fixed_pkt.E8"/>
          </chart:axis>
          <chart:axis chart:dimension="y" chart:name="primary-y" chart:style-name="ch6">
            <chart:title svg:x="0cm" svg:y="4.809cm" chart:style-name="ch7">
              <text:p>Execution TIme</text:p>
            </chart:title>
            <chart:grid chart:style-name="ch8" chart:class="major"/>
          </chart:axis>
          <chart:series chart:style-name="ch9" chart:values-cell-range-address="fixed_pkt.F2:fixed_pkt.F8" chart:label-cell-address="fixed_pkt.F1:fixed_pkt.F1" chart:class="chart:line">
            <chart:data-point chart:repeated="7"/>
          </chart:series>
          <chart:series chart:style-name="ch10" chart:values-cell-range-address="fixed_pkt.G2:fixed_pkt.G8" chart:label-cell-address="fixed_pkt.G1:fixed_pkt.G1" chart:class="chart:line">
            <chart:data-point chart:repeated="7"/>
          </chart:series>
          <chart:series chart:style-name="ch11" chart:values-cell-range-address="fixed_pkt.H2:fixed_pkt.H8" chart:label-cell-address="fixed_pkt.H1:fixed_pkt.H1" chart:class="chart:line">
            <chart:data-point chart:repeated="7"/>
          </chart:series>
          <chart:series chart:style-name="ch12" chart:values-cell-range-address="fixed_pkt.I2:fixed_pkt.I8" chart:label-cell-address="fixed_pkt.I1:fixed_pkt.I1" chart:class="chart:line">
            <chart:data-point chart:repeated="7"/>
          </chart:series>
          <chart:series chart:style-name="ch13" chart:values-cell-range-address="fixed_pkt.J2:fixed_pkt.J8" chart:label-cell-address="fixed_pkt.J1:fixed_pkt.J1" chart:class="chart:line">
            <chart:data-point chart:repeated="7"/>
          </chart:series>
          <chart:series chart:style-name="ch14" chart:values-cell-range-address="fixed_pkt.K2:fixed_pkt.K8" chart:label-cell-address="fixed_pkt.K1:fixed_pkt.K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ixed_pkt.F1:fixed_pkt.F1</svg:desc>
                </draw:g>
              </table:table-cell>
              <table:table-cell office:value-type="string">
                <text:p>2</text:p>
                <draw:g>
                  <svg:desc>fixed_pkt.G1:fixed_pkt.G1</svg:desc>
                </draw:g>
              </table:table-cell>
              <table:table-cell office:value-type="string">
                <text:p>10</text:p>
                <draw:g>
                  <svg:desc>fixed_pkt.H1:fixed_pkt.H1</svg:desc>
                </draw:g>
              </table:table-cell>
              <table:table-cell office:value-type="string">
                <text:p>25</text:p>
                <draw:g>
                  <svg:desc>fixed_pkt.I1:fixed_pkt.I1</svg:desc>
                </draw:g>
              </table:table-cell>
              <table:table-cell office:value-type="string">
                <text:p>50</text:p>
                <draw:g>
                  <svg:desc>fixed_pkt.J1:fixed_pkt.J1</svg:desc>
                </draw:g>
              </table:table-cell>
              <table:table-cell office:value-type="string">
                <text:p>100</text:p>
                <draw:g>
                  <svg:desc>fixed_pkt.K1:fixed_pkt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ixed_pkt.E2:fixed_pkt.E8</svg:desc>
                </draw:g>
              </table:table-cell>
              <table:table-cell office:value-type="float" office:value="428.7044">
                <text:p>428.7044</text:p>
                <draw:g>
                  <svg:desc>fixed_pkt.F2:fixed_pkt.F8</svg:desc>
                </draw:g>
              </table:table-cell>
              <table:table-cell office:value-type="float" office:value="424.8852">
                <text:p>424.8852</text:p>
                <draw:g>
                  <svg:desc>fixed_pkt.G2:fixed_pkt.G8</svg:desc>
                </draw:g>
              </table:table-cell>
              <table:table-cell office:value-type="float" office:value="424.9732">
                <text:p>424.9732</text:p>
                <draw:g>
                  <svg:desc>fixed_pkt.H2:fixed_pkt.H8</svg:desc>
                </draw:g>
              </table:table-cell>
              <table:table-cell office:value-type="float" office:value="424.5002">
                <text:p>424.5002</text:p>
                <draw:g>
                  <svg:desc>fixed_pkt.I2:fixed_pkt.I8</svg:desc>
                </draw:g>
              </table:table-cell>
              <table:table-cell office:value-type="float" office:value="424.5378">
                <text:p>424.5378</text:p>
                <draw:g>
                  <svg:desc>fixed_pkt.J2:fixed_pkt.J8</svg:desc>
                </draw:g>
              </table:table-cell>
              <table:table-cell office:value-type="float" office:value="424.4212">
                <text:p>424.4212</text:p>
                <draw:g>
                  <svg:desc>fixed_pkt.K2:fixed_pkt.K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9.9064">
                <text:p>369.9064</text:p>
              </table:table-cell>
              <table:table-cell office:value-type="float" office:value="368.6636">
                <text:p>368.6636</text:p>
              </table:table-cell>
              <table:table-cell office:value-type="float" office:value="314.232">
                <text:p>314.232</text:p>
              </table:table-cell>
              <table:table-cell office:value-type="float" office:value="329.1006">
                <text:p>329.1006</text:p>
              </table:table-cell>
              <table:table-cell office:value-type="float" office:value="295.4512">
                <text:p>295.4512</text:p>
              </table:table-cell>
              <table:table-cell office:value-type="float" office:value="282.7696">
                <text:p>282.76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9.1912">
                <text:p>309.1912</text:p>
              </table:table-cell>
              <table:table-cell office:value-type="float" office:value="270.14">
                <text:p>270.14</text:p>
              </table:table-cell>
              <table:table-cell office:value-type="float" office:value="255.5104">
                <text:p>255.5104</text:p>
              </table:table-cell>
              <table:table-cell office:value-type="float" office:value="256.7094">
                <text:p>256.7094</text:p>
              </table:table-cell>
              <table:table-cell office:value-type="float" office:value="223.0894">
                <text:p>223.0894</text:p>
              </table:table-cell>
              <table:table-cell office:value-type="float" office:value="273.5342">
                <text:p>273.53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2.2304">
                <text:p>272.2304</text:p>
              </table:table-cell>
              <table:table-cell office:value-type="float" office:value="206.7766">
                <text:p>206.7766</text:p>
              </table:table-cell>
              <table:table-cell office:value-type="float" office:value="178.4834">
                <text:p>178.4834</text:p>
              </table:table-cell>
              <table:table-cell office:value-type="float" office:value="251.5282">
                <text:p>251.5282</text:p>
              </table:table-cell>
              <table:table-cell office:value-type="float" office:value="172.8622">
                <text:p>172.8622</text:p>
              </table:table-cell>
              <table:table-cell office:value-type="float" office:value="238.9038">
                <text:p>238.90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7.8964">
                <text:p>197.8964</text:p>
              </table:table-cell>
              <table:table-cell office:value-type="float" office:value="219.575">
                <text:p>219.575</text:p>
              </table:table-cell>
              <table:table-cell office:value-type="float" office:value="219.575">
                <text:p>219.575</text:p>
              </table:table-cell>
              <table:table-cell office:value-type="float" office:value="185.0282">
                <text:p>185.0282</text:p>
              </table:table-cell>
              <table:table-cell office:value-type="float" office:value="195.302">
                <text:p>195.302</text:p>
              </table:table-cell>
              <table:table-cell office:value-type="float" office:value="233.5814">
                <text:p>233.58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5.261">
                <text:p>185.261</text:p>
              </table:table-cell>
              <table:table-cell office:value-type="float" office:value="198.7198">
                <text:p>198.7198</text:p>
              </table:table-cell>
              <table:table-cell office:value-type="float" office:value="198.7198">
                <text:p>198.7198</text:p>
              </table:table-cell>
              <table:table-cell office:value-type="float" office:value="165.8392">
                <text:p>165.8392</text:p>
              </table:table-cell>
              <table:table-cell office:value-type="float" office:value="165.1888">
                <text:p>165.1888</text:p>
              </table:table-cell>
              <table:table-cell office:value-type="float" office:value="164.56">
                <text:p>164.5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5.7168">
                <text:p>165.7168</text:p>
              </table:table-cell>
              <table:table-cell office:value-type="float" office:value="168.2066">
                <text:p>168.2066</text:p>
              </table:table-cell>
              <table:table-cell office:value-type="float" office:value="161.207">
                <text:p>161.207</text:p>
              </table:table-cell>
              <table:table-cell office:value-type="float" office:value="166.173">
                <text:p>166.173</text:p>
              </table:table-cell>
              <table:table-cell office:value-type="float" office:value="159.965">
                <text:p>159.965</text:p>
              </table:table-cell>
              <table:table-cell office:value-type="float" office:value="160.2">
                <text:p>16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Kinnari" style:font-style-name="Regular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Kinnari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Kinnari" style:font-style-name="Regular" fo:font-size="9pt" style:font-size-asian="9pt" style:font-size-complex="9pt"/>
    </style:style>
    <style:style style:name="ch6" style:family="chart" style:data-style-name="N13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Kinnari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Kinna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0cm" svg:y="7.479cm" style:legend-expansion="custom" svg:width="15.999cm" svg:height="1.52cm" style:legend-expansion-aspect-ratio="10.5256578947368" chart:style-name="ch2"/>
        <chart:plot-area chart:style-name="ch3" table:cell-range-address="fixed_pkt.E30:fixed_pkt.L37" chart:data-source-has-labels="both" svg:x="0.989cm" svg:y="0.179cm" svg:width="14.685cm" svg:height="6.952cm">
          <chart:coordinate-region svg:x="2.06cm" svg:y="0.484cm" svg:width="13.427cm" svg:height="5.788cm"/>
          <chart:axis chart:dimension="x" chart:name="primary-x" chart:style-name="ch4" chartooo:axis-type="auto">
            <chartooo:date-scale/>
            <chart:title svg:x="7.586cm" svg:y="7.311cm" chart:style-name="ch5">
              <text:p>Processors</text:p>
            </chart:title>
            <chart:categories table:cell-range-address="fixed_pkt.E31:fixed_pkt.E37"/>
          </chart:axis>
          <chart:axis chart:dimension="y" chart:name="primary-y" chart:style-name="ch6">
            <chart:title svg:x="0cm" svg:y="4.255cm" chart:style-name="ch7">
              <text:p>Speedup</text:p>
            </chart:title>
            <chart:grid chart:style-name="ch8" chart:class="major"/>
          </chart:axis>
          <chart:series chart:style-name="ch9" chart:values-cell-range-address="fixed_pkt.F31:fixed_pkt.F37" chart:label-cell-address="fixed_pkt.F30:fixed_pkt.F30" chart:class="chart:line">
            <chart:data-point chart:repeated="7"/>
          </chart:series>
          <chart:series chart:style-name="ch10" chart:values-cell-range-address="fixed_pkt.G31:fixed_pkt.G37" chart:label-cell-address="fixed_pkt.G30:fixed_pkt.G30" chart:class="chart:line">
            <chart:data-point chart:repeated="7"/>
          </chart:series>
          <chart:series chart:style-name="ch11" chart:values-cell-range-address="fixed_pkt.H31:fixed_pkt.H37" chart:label-cell-address="fixed_pkt.H30:fixed_pkt.H30" chart:class="chart:line">
            <chart:data-point chart:repeated="7"/>
          </chart:series>
          <chart:series chart:style-name="ch12" chart:values-cell-range-address="fixed_pkt.I31:fixed_pkt.I37" chart:label-cell-address="fixed_pkt.I30:fixed_pkt.I30" chart:class="chart:line">
            <chart:data-point chart:repeated="7"/>
          </chart:series>
          <chart:series chart:style-name="ch13" chart:values-cell-range-address="fixed_pkt.J31:fixed_pkt.J37" chart:label-cell-address="fixed_pkt.J30:fixed_pkt.J30" chart:class="chart:line">
            <chart:data-point chart:repeated="7"/>
          </chart:series>
          <chart:series chart:style-name="ch14" chart:values-cell-range-address="fixed_pkt.K31:fixed_pkt.K37" chart:label-cell-address="fixed_pkt.K30:fixed_pkt.K30" chart:class="chart:line">
            <chart:data-point chart:repeated="7"/>
          </chart:series>
          <chart:series chart:style-name="ch15" chart:values-cell-range-address="fixed_pkt.L31:fixed_pkt.L37" chart:label-cell-address="fixed_pkt.L30:fixed_pkt.L30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ixed_pkt.F30:fixed_pkt.F30</svg:desc>
                </draw:g>
              </table:table-cell>
              <table:table-cell office:value-type="string">
                <text:p>2</text:p>
                <draw:g>
                  <svg:desc>fixed_pkt.G30:fixed_pkt.G30</svg:desc>
                </draw:g>
              </table:table-cell>
              <table:table-cell office:value-type="string">
                <text:p>10</text:p>
                <draw:g>
                  <svg:desc>fixed_pkt.H30:fixed_pkt.H30</svg:desc>
                </draw:g>
              </table:table-cell>
              <table:table-cell office:value-type="string">
                <text:p>25</text:p>
                <draw:g>
                  <svg:desc>fixed_pkt.I30:fixed_pkt.I30</svg:desc>
                </draw:g>
              </table:table-cell>
              <table:table-cell office:value-type="string">
                <text:p>50</text:p>
                <draw:g>
                  <svg:desc>fixed_pkt.J30:fixed_pkt.J30</svg:desc>
                </draw:g>
              </table:table-cell>
              <table:table-cell office:value-type="string">
                <text:p>100</text:p>
                <draw:g>
                  <svg:desc>fixed_pkt.K30:fixed_pkt.K30</svg:desc>
                </draw:g>
              </table:table-cell>
              <table:table-cell office:value-type="string">
                <text:p>Estimated</text:p>
                <draw:g>
                  <svg:desc>fixed_pkt.L30:fixed_pkt.L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ixed_pkt.E31:fixed_pkt.E37</svg:desc>
                </draw:g>
              </table:table-cell>
              <table:table-cell office:value-type="float" office:value="1">
                <text:p>1</text:p>
                <draw:g>
                  <svg:desc>fixed_pkt.F31:fixed_pkt.F37</svg:desc>
                </draw:g>
              </table:table-cell>
              <table:table-cell office:value-type="float" office:value="1">
                <text:p>1</text:p>
                <draw:g>
                  <svg:desc>fixed_pkt.G31:fixed_pkt.G37</svg:desc>
                </draw:g>
              </table:table-cell>
              <table:table-cell office:value-type="float" office:value="1">
                <text:p>1</text:p>
                <draw:g>
                  <svg:desc>fixed_pkt.H31:fixed_pkt.H37</svg:desc>
                </draw:g>
              </table:table-cell>
              <table:table-cell office:value-type="float" office:value="1">
                <text:p>1</text:p>
                <draw:g>
                  <svg:desc>fixed_pkt.I31:fixed_pkt.I37</svg:desc>
                </draw:g>
              </table:table-cell>
              <table:table-cell office:value-type="float" office:value="1">
                <text:p>1</text:p>
                <draw:g>
                  <svg:desc>fixed_pkt.J31:fixed_pkt.J37</svg:desc>
                </draw:g>
              </table:table-cell>
              <table:table-cell office:value-type="float" office:value="1">
                <text:p>1</text:p>
                <draw:g>
                  <svg:desc>fixed_pkt.K31:fixed_pkt.K37</svg:desc>
                </draw:g>
              </table:table-cell>
              <table:table-cell office:value-type="float" office:value="1">
                <text:p>1</text:p>
                <draw:g>
                  <svg:desc>fixed_pkt.L31:fixed_pkt.L3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5895372450977">
                <text:p>1.15895372450977</text:p>
              </table:table-cell>
              <table:table-cell office:value-type="float" office:value="1.15250108771248">
                <text:p>1.15250108771248</text:p>
              </table:table-cell>
              <table:table-cell office:value-type="float" office:value="1.35241859517809">
                <text:p>1.35241859517809</text:p>
              </table:table-cell>
              <table:table-cell office:value-type="float" office:value="1.28987975105484">
                <text:p>1.28987975105484</text:p>
              </table:table-cell>
              <table:table-cell office:value-type="float" office:value="1.43691343951218">
                <text:p>1.43691343951218</text:p>
              </table:table-cell>
              <table:table-cell office:value-type="float" office:value="1.50094352433925">
                <text:p>1.50094352433925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8653493372386">
                <text:p>1.38653493372386</text:p>
              </table:table-cell>
              <table:table-cell office:value-type="float" office:value="1.57283334567261">
                <text:p>1.57283334567261</text:p>
              </table:table-cell>
              <table:table-cell office:value-type="float" office:value="1.66323249464601">
                <text:p>1.66323249464601</text:p>
              </table:table-cell>
              <table:table-cell office:value-type="float" office:value="1.65362156586397">
                <text:p>1.65362156586397</text:p>
              </table:table-cell>
              <table:table-cell office:value-type="float" office:value="1.90299404633299">
                <text:p>1.90299404633299</text:p>
              </table:table-cell>
              <table:table-cell office:value-type="float" office:value="1.55162023615329">
                <text:p>1.55162023615329</text:p>
              </table:table-cell>
              <table:table-cell office:value-type="float" office:value="2.10526315789474">
                <text:p>2.10526315789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7478518196351">
                <text:p>1.57478518196351</text:p>
              </table:table-cell>
              <table:table-cell office:value-type="float" office:value="2.05480310634762">
                <text:p>2.05480310634762</text:p>
              </table:table-cell>
              <table:table-cell office:value-type="float" office:value="2.38102366942808">
                <text:p>2.38102366942808</text:p>
              </table:table-cell>
              <table:table-cell office:value-type="float" office:value="1.68768432326872">
                <text:p>1.68768432326872</text:p>
              </table:table-cell>
              <table:table-cell office:value-type="float" office:value="2.45593195042062">
                <text:p>2.45593195042062</text:p>
              </table:table-cell>
              <table:table-cell office:value-type="float" office:value="1.77653599482302">
                <text:p>1.77653599482302</text:p>
              </table:table-cell>
              <table:table-cell office:value-type="float" office:value="2.58064516129032">
                <text:p>2.580645161290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6919216317225">
                <text:p>1.86919216317225</text:p>
              </table:table-cell>
              <table:table-cell office:value-type="float" office:value="1.67898713423659">
                <text:p>1.67898713423659</text:p>
              </table:table-cell>
              <table:table-cell office:value-type="float" office:value="1.43109188204486">
                <text:p>1.43109188204486</text:p>
              </table:table-cell>
              <table:table-cell office:value-type="float" office:value="1.77865103805798">
                <text:p>1.77865103805798</text:p>
              </table:table-cell>
              <table:table-cell office:value-type="float" office:value="1.51279147166952">
                <text:p>1.51279147166952</text:p>
              </table:table-cell>
              <table:table-cell office:value-type="float" office:value="1.21058269194379">
                <text:p>1.21058269194379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31405638531585">
                <text:p>2.31405638531585</text:p>
              </table:table-cell>
              <table:table-cell office:value-type="float" office:value="2.13811205526576">
                <text:p>2.13811205526576</text:p>
              </table:table-cell>
              <table:table-cell office:value-type="float" office:value="2.13855488984993">
                <text:p>2.13855488984993</text:p>
              </table:table-cell>
              <table:table-cell office:value-type="float" office:value="2.55970964645271">
                <text:p>2.55970964645271</text:p>
              </table:table-cell>
              <table:table-cell office:value-type="float" office:value="2.57001564270701">
                <text:p>2.57001564270701</text:p>
              </table:table-cell>
              <table:table-cell office:value-type="float" office:value="2.57912736995625">
                <text:p>2.57912736995625</text:p>
              </table:table-cell>
              <table:table-cell office:value-type="float" office:value="3.10679611650485">
                <text:p>3.106796116504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58697005976461">
                <text:p>2.58697005976461</text:p>
              </table:table-cell>
              <table:table-cell office:value-type="float" office:value="2.52597222701131">
                <text:p>2.52597222701131</text:p>
              </table:table-cell>
              <table:table-cell office:value-type="float" office:value="2.63619569869795">
                <text:p>2.63619569869795</text:p>
              </table:table-cell>
              <table:table-cell office:value-type="float" office:value="2.5545678299122">
                <text:p>2.5545678299122</text:p>
              </table:table-cell>
              <table:table-cell office:value-type="float" office:value="2.6539417997687">
                <text:p>2.6539417997687</text:p>
              </table:table-cell>
              <table:table-cell office:value-type="float" office:value="2.64932084893883">
                <text:p>2.64932084893883</text:p>
              </table:table-cell>
              <table:table-cell office:value-type="float" office:value="3.21608040201005">
                <text:p>3.21608040201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